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6" style:family="paragraph" style:parent-style-name="Standard" style:list-style-name="L1">
      <style:paragraph-properties fo:margin-top="0cm" fo:margin-bottom="0.199cm"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2">
      <style:paragraph-properties fo:margin-top="0cm" fo:margin-bottom="0.199cm"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 contribution dans le projet en tant que Chef de projet</text:p>
      <text:p text:style-name="P3"/>
      <text:p text:style-name="P1"><text:tab/><text:span text:style-name="T2">Phase de conception : </text:span></text:p>
      <text:p text:style-name="P4"/>
      <text:list xml:id="list4912725946316204897" text:style-name="L1">
        <text:list-item>
          <text:list>
            <text:list-item>
              <text:p text:style-name="P6">J'ai défini la<text:span text:style-name="T1"> spécification du projet</text:span> autour de la première réunion d'équipe et rédigé le cahier des charges. Puis j'ai <text:span text:style-name="T1">validé le cahier des charges</text:span> auprès du <text:span text:style-name="T1">client</text:span>.</text:p>
            </text:list-item>
            <text:list-item>
              <text:p text:style-name="P6">J'ai participé à l'élaboration du <text:span text:style-name="T1">planning de projet</text:span> à suivre avec le DOC et MOA et j'ai validé ce dernier.</text:p>
            </text:list-item>
            <text:list-item>
              <text:p text:style-name="P6">J'ai participé à la création du <text:span text:style-name="T1">dépôt des ressources</text:span> et j'ai donné des règles à suivre sur ce dernier.</text:p>
            </text:list-item>
            <text:list-item>
              <text:p text:style-name="P6">J'ai collaborer avec le MOA pour concevoir la <text:span text:style-name="T1">maquette graphique</text:span>, et j'ai revue le MOE pour discuter de la <text:span text:style-name="T1">structure moteur</text:span> et de ses <text:span text:style-name="T1">données</text:span>.</text:p>
            </text:list-item>
          </text:list>
        </text:list-item>
      </text:list>
      <text:p text:style-name="P2"/>
      <text:p text:style-name="P2"><text:tab/><text:span text:style-name="T2">Au cours des releases : </text:span></text:p>
      <text:p text:style-name="P4"/>
      <text:list xml:id="list2258492670837243965" text:style-name="L2">
        <text:list-item>
          <text:list>
            <text:list-item>
              <text:p text:style-name="P7">J'ai proposé des <text:span text:style-name="T1">améliorations</text:span> possibles côté moteur et IHM (utilisation d'un fichier XML pour l'initialisation de la ligne de train)</text:p>
            </text:list-item>
            <text:list-item>
              <text:p text:style-name="P7">J'ai <text:span text:style-name="T1">coordonnée</text:span> les avancements entre le MOE et MOA (informer des avancements et des nouvelles fonctionnalités) tout en les orientant sur la conception et en leur proposant des <text:span text:style-name="T1">solutions techniques</text:span> (structures des codes).</text:p>
            </text:list-item>
            <text:list-item>
              <text:p text:style-name="P7">J'ai fait des <text:span text:style-name="T1">points d'avancement</text:span> sur le logiciel afin de <text:span text:style-name="T1">valider la conformité du produit</text:span> (grâce au dépôt commun entre autre) puis j'ai fait une <text:span text:style-name="T1">revue</text:span> de chaque membre de l'équipe (implication, organisation, etc).</text:p>
            </text:list-item>
            <text:list-item>
              <text:p text:style-name="P7">J'ai proposé des <text:span text:style-name="T1">réunions</text:span> afin de mettre en commun les idées et de définir les objectifs des membres de l'équipe au cours du temps.</text:p>
            </text:list-item>
            <text:list-item>
              <text:p text:style-name="P7">J'ai participé à la <text:span text:style-name="T1">présentation des releases</text:span> au client avec le MOA afin de décider des grandes <text:span text:style-name="T1">lignes du projet </text:span>(en terme d'affichage graphique plus spécifiquement).</text:p>
            </text:list-item>
            <text:list-item>
              <text:p text:style-name="P7">J'ai motivé les membres de l'équipe afin d'augmenter la <text:span text:style-name="T1">productivité</text:span>.</text:p>
            </text:list-item>
          </text:list>
        </text:list-item>
      </text:list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Joly</meta:initial-creator>
    <meta:creation-date>2018-03-17T14:29:24.89</meta:creation-date>
    <dc:date>2018-03-17T15:02:25.93</dc:date>
    <dc:creator>Maxime Joly</dc:creator>
    <meta:editing-duration>PT31M51S</meta:editing-duration>
    <meta:editing-cycles>60</meta:editing-cycles>
    <meta:generator>OpenOffice/4.1.3$Win32 OpenOffice.org_project/413m1$Build-9783</meta:generator>
    <meta:document-statistic meta:table-count="0" meta:image-count="0" meta:object-count="0" meta:page-count="1" meta:paragraph-count="14" meta:word-count="269" meta:character-count="1568"/>
  </office:meta>
</office:document-meta>
</file>